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P52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PLAN <text:span text:style-name="T21">DE ACTIVIDADES A REALIZAR</text:span></text:p>
      <text:p text:style-name="P51"><text:span text:style-name="T20"><text:database-display text:table-name="DATOS" text:table-type="table" text:column-name="titulo" text:database-name="Contratos">Profa.</text:database-display></text:span><text:span text:style-name="T20"><text:s/></text:span><text:span text:style-name="T20"><text:database-display text:table-name="DATOS" text:table-type="query" text:column-name="nombres" text:database-name="Contratos">Estela Josefina</text:database-display></text:span><text:span text:style-name="T21"><text:s/></text:span><text:span text:style-name="T20"><text:database-display text:table-name="DATOS" text:table-type="query" text:column-name="apellidos" text:database-name="Contratos">Pérez Mannini</text:database-display></text:span><text:span text:style-name="T20"><text:s/></text:span></text:p>
      <text:p text:style-name="P34"><text:span text:style-name="T20">DEL </text:span><text:span text:style-name="T20"><text:database-display text:table-name="DATOS" text:table-type="table" text:column-name="Fecha Inicio" text:database-name="Contratos">01/01/19</text:database-display></text:span><text:span text:style-name="T20"><text:s/>al </text:span><text:span text:style-name="T20"><text:database-display text:table-name="DATOS" text:table-type="table" text:column-name="Fecha fin" text:database-name="Contratos">12/31/19</text:database-display></text:span><text:span text:style-name="T20"><text:s/></text:span></text:p>
      <text:p text:style-name="P29"><text:hidden-paragraph text:condition="ooow:[Contratos.DATOS.es_lapso]!=&quot;si&quot;" text:is-hidden="true"/></text:p>
      <text:p text:style-name="P30"><text:database-display text:table-name="DATOS" text:table-type="table" text:column-name="dedicacion_act_letras" text:database-name="Contratos">OCHO</text:database-display><text:s/>(<text:database-display text:table-name="DATOS" text:table-type="table" text:column-name="dedicacion-act_num" text:database-name="Contratos">8</text:database-display>) Horas Semanales <text:hidden-paragraph text:condition="ooow:[Contratos.DATOS.es_lapso]!=&quot;si&quot;" text:is-hidden="true"/>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<text:database-display text:table-name="DATOS" text:table-type="table" text:column-name="ACT_DOC" text:database-name="Contratos">PARTICIPACIÓN EN LA PROGRAMACIÓN DOCENTE DEL DEPARTAMENTO DE FÍSICA</text:database-display></text:p>
          </table:table-cell>
        </table:table-row>
        <table:table-row>
          <table:table-cell table:style-name="Tabla3.A1" office:value-type="string">
            <text:p text:style-name="P30"><text:conditional-text text:condition="ooow:([Contratos.DATOS.dedicacion-act_num] == &quot;40&quot;) or ([Contratos.DATOS.dedicacion-act_num] == &quot;36&quot;)" text:string-value-if-true="INVESTIGACIÓN" text:string-value-if-false="" text:current-value="true"/></text:p>
          </table:table-cell>
          <table:table-cell table:style-name="Tabla3.A1" office:value-type="string">
            <text:p text:style-name="P48"><text:database-display text:table-name="DATOS" text:table-type="table" text:column-name="ACT_INV" text:database-name="Contratos"> </text:database-display></text:p>
          </table:table-cell>
        </table:table-row>
        <table:table-row>
          <table:table-cell table:style-name="Tabla3.A1" office:value-type="string">
            <text:p text:style-name="P30"><text:conditional-text text:condition="ooow:([Contratos.DATOS.dedicacion-act_num] == &quot;40&quot;) or ([Contratos.DATOS.dedicacion-act_num] == &quot;36&quot;)" text:string-value-if-true="EXTENSIÓN" text:string-value-if-false="" text:current-value="true"/></text:p>
          </table:table-cell>
          <table:table-cell table:style-name="Tabla3.A1" office:value-type="string">
            <text:p text:style-name="P48"><text:database-display text:table-name="DATOS" text:table-type="table" text:column-name="ACT_EXT" text:database-name="Contratos"> </text:database-display>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<text:database-display text:table-name="DATOS" text:table-type="table" text:column-name="Horario" text:database-name="Contratos">VIERNES  DE 1:00 PM A 7:00 PM Y ASISTENCIA A LAS REUNIONES DE COORDINACION.</text:database-display>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09:42:30.591084617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09:42:30.422218507</dc:date>
    <meta:print-date>2013-11-19T15:12:00</meta:print-date>
    <meta:editing-cycles>130</meta:editing-cycles>
    <meta:editing-duration>P1DT3H26M8S</meta:editing-duration>
    <meta:generator>LibreOffice/6.0.7.3$Linux_X86_64 LibreOffice_project/00m0$Build-3</meta:generator>
    <meta:document-statistic meta:table-count="2" meta:image-count="0" meta:object-count="1" meta:page-count="1" meta:paragraph-count="18" meta:word-count="58" meta:character-count="392" meta:non-whitespace-character-count="340"/>
  </office:meta>
</office:document-meta>
</file>